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06b" officeooo:paragraph-rsid="0014a06b"/>
    </style:style>
    <style:style style:name="P2" style:family="paragraph" style:parent-style-name="Standard">
      <style:text-properties fo:font-size="14pt" officeooo:rsid="0014a06b" officeooo:paragraph-rsid="0014a06b" style:font-size-asian="14pt" style:font-size-complex="14pt"/>
    </style:style>
    <style:style style:name="P3" style:family="paragraph" style:parent-style-name="Standard">
      <style:text-properties fo:font-size="14pt" style:text-underline-style="dotted" style:text-underline-width="bold" style:text-underline-color="font-color" fo:font-weight="bold" officeooo:rsid="0014a06b" officeooo:paragraph-rsid="0014a06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dotted" style:text-underline-width="bold" style:text-underline-color="font-color" officeooo:rsid="0014a06b" officeooo:paragraph-rsid="0014a06b" style:font-size-asian="14pt" style:font-size-complex="14pt"/>
    </style:style>
    <style:style style:name="P5" style:family="paragraph" style:parent-style-name="Standard">
      <style:text-properties fo:font-size="16pt" fo:font-style="italic" fo:font-weight="bold" officeooo:rsid="0014a06b" officeooo:paragraph-rsid="0014a06b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opped Mexican Kale Salad </text:p>
      <text:p text:style-name="P5"><text:tab/>with Creamy Avocado Dressing</text:p>
      <text:p text:style-name="P2"/>
      <text:p text:style-name="P4"><text:span text:style-name="T1">For the salad:</text:span></text:p>
      <text:p text:style-name="P2">6 cups chopped curly kale</text:p>
      <text:p text:style-name="P2">1 cup corn</text:p>
      <text:p text:style-name="P2">1 cup black beans, rinsed and drained</text:p>
      <text:p text:style-name="P2">1⁄2 cup diced grape tomatoes</text:p>
      <text:p text:style-name="P2">1 avocado, diced</text:p>
      <text:p text:style-name="P2">1⁄4 cup shredded cheddar jack cheese</text:p>
      <text:p text:style-name="P2">2 tablespoons chopped cilantro</text:p>
      <text:p text:style-name="P2">1⁄4 cup tortilla strips for topping</text:p>
      <text:p text:style-name="P2"/>
      <text:p text:style-name="P3">For the Dressing:</text:p>
      <text:p text:style-name="P2">1 large ripe avocado, peeled and pitted</text:p>
      <text:p text:style-name="P2">2 teaspoons fresh lime juice</text:p>
      <text:p text:style-name="P2">1⁄2 cup plain Stonyfield Greek yogurt</text:p>
      <text:p text:style-name="P2">1⁄4 cup extra virgin olive oil</text:p>
      <text:p text:style-name="P2">2 cloves garlic</text:p>
      <text:p text:style-name="P2">1 teaspoon apple cider vinegar</text:p>
      <text:p text:style-name="P2">2 tablespoons red onion, chopped</text:p>
      <text:p text:style-name="P2">1⁄2 teaspoon Dijon mustard</text:p>
      <text:p text:style-name="P2"/>
      <text:p text:style-name="P3">Instructions</text:p>
      <text:p text:style-name="P2">1. Place all of the ingredients for the dressing in a food processor or blender.</text:p>
      <text:p text:style-name="P2">2. Blend until smooth. Place in airtight container for at least 2 hours so the flavors blend.</text:p>
      <text:p text:style-name="P2">3. In a large bowl, mix all of the ingredients together for the salad. Add dressing. Toss well and serve immedia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03:52:39.116791489</meta:creation-date>
    <dc:date>2017-04-30T03:55:01.989188104</dc:date>
    <meta:editing-duration>PT2M2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4" meta:word-count="148" meta:character-count="843" meta:non-whitespace-character-count="717"/>
  </office:meta>
</office:document-meta>
</file>